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6b8c" officeooo:paragraph-rsid="00166b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R Lógico</text:p>
      <text:p text:style-name="P1"/>
      <text:p text:style-name="P1">usuários (id_usuario: inteiro — auto incremento, nome: texto (50), e-mail: texto (50), senha: texto (50));</text:p>
      <text:p text:style-name="P1"/>
      <text:p text:style-name="P1">tarefas (id_tarefas: inteiro — auto incremento, descricao: texto (255), dataVencimento: datetime, status: texto (20), id_usuarios: inteiro — referencia [usuarios: id_usuario]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2T10:23:36.009000000</meta:creation-date>
    <dc:date>2024-03-22T10:33:35.597000000</dc:date>
    <meta:editing-duration>PT10M1S</meta:editing-duration>
    <meta:editing-cycles>1</meta:editing-cycles>
    <meta:document-statistic meta:table-count="0" meta:image-count="0" meta:object-count="0" meta:page-count="1" meta:paragraph-count="3" meta:word-count="34" meta:character-count="292" meta:non-whitespace-character-count="258"/>
    <meta:generator>LibreOffice/7.6.4.1$Windows_X86_64 LibreOffice_project/e19e193f88cd6c0525a17fb7a176ed8e6a3e2aa1</meta:generator>
  </office:meta>
</office:document-meta>
</file>